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80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-1</text:p>
          </table:table-cell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V2];&quot;X&quot;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er/After connect 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Defore/After Disconnect 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Downgrade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Commit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Rollack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Ret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Ret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Multi-Database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End Transaction on I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Start Transaction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0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Unregister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Handle 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4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Set Positional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Exec Select Qu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Get Select query resu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Update Query Retu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Show P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Show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4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Open auto activate 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Open auto pen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Close a Data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Goto Book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Locate – single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Locate – multi f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Lookup 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Insert returning primary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Update Retu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Forced 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Explicit Post 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Automatic Post 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Validate 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Cancel 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Delete 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Delete Retu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Very Large Datas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Master/Detail – no d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Master/Detail with 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lculated Fiel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Before/After Post 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Before/After Edit/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Before/After 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On Post 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ched 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ncelled Cached 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Show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Filtered Data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1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2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lose a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Empty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89</text:p>
          </table:table-cell>
          <table:table-cell/>
          <table:table-cell office:value-type="string" calcext:value-type="string">
            <text:p>Create Table using field d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Drop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Update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Append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Delete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4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Exec Procedure with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Exec Procedure with resut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exec procedure in pack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Insert returning primary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Update Retu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Delete 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Delete Retu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5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Write 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Read 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Write 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Read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String UT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Write String WIN Latin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Read B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B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FmtB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<text:s/>Fmt B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Timest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Timest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Read Timestamp with time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Timestamp with Time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 with time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 with time 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Bl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Write B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M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M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Ar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Write Ar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Create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Create Trig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Create Proce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Create 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Gr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Create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Packag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6-22T16:32:54.930256822</dc:date>
    <meta:editing-duration>PT27M34S</meta:editing-duration>
    <meta:editing-cycles>7</meta:editing-cycles>
    <meta:document-statistic meta:table-count="1" meta:cell-count="307" meta:object-count="0"/>
  </office:meta>
</office:document-meta>
</file>